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Homewor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IC 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W 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C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W 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W 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C 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W 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W 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C 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W 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W 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W 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oject 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roject 1</text:p>
          </table:table-cell>
          <table:table-cell table:number-columns-repeated="2" office:value-type="float" office:value="105" calcext:value-type="float">
            <text:p>105</text:p>
          </table:table-cell>
        </table:table-row>
      </table:table>
      <table:table table:name="Mid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Midterm</text:p>
          </table:table-cell>
          <table:table-cell table:number-columns-repeated="2"/>
        </table:table-row>
      </table:table>
      <table:table table:name="Project 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ax</text:p>
          </table:table-cell>
        </table:table-row>
      </table:table>
      <table:table table:name="Fin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ax</text:p>
          </table:table-cell>
        </table:table-row>
      </table:table>
      <table:table table:name="Total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Homework</text:p>
          </table:table-cell>
          <table:table-cell table:formula="of:=SUM([Homework.C2:.C46])" office:value-type="float" office:value="420" calcext:value-type="float">
            <text:p>420</text:p>
          </table:table-cell>
          <table:table-cell table:formula="of:=SUM([Homework.B2:.B46])" office:value-type="float" office:value="395" calcext:value-type="float">
            <text:p>39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roject 1</text:p>
          </table:table-cell>
          <table:table-cell table:formula="of:=SUM(['Project 1'.$C$2:.$C$50])" office:value-type="float" office:value="105" calcext:value-type="float">
            <text:p>105</text:p>
          </table:table-cell>
          <table:table-cell table:formula="of:=SUM(['Project 1'.$B$2:.$B$50])"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idterm</text:p>
          </table:table-cell>
          <table:table-cell table:formula="of:=SUM([Midterm.C2:.C50])" office:value-type="float" office:value="0" calcext:value-type="float">
            <text:p>0</text:p>
          </table:table-cell>
          <table:table-cell table:formula="of:=SUM([Midterm.$B$2:.$B$50])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roject 2</text:p>
          </table:table-cell>
          <table:table-cell table:formula="of:=SUM(['Project 2'.$C$2:.$C$50])" office:value-type="float" office:value="0" calcext:value-type="float">
            <text:p>0</text:p>
          </table:table-cell>
          <table:table-cell table:formula="of:=SUM(['Project 2'.$B$2:.$B$50])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table:formula="of:=SUM([Final.$C$2:.$C$50])" office:value-type="float" office:value="0" calcext:value-type="float">
            <text:p>0</text:p>
          </table:table-cell>
          <table:table-cell table:formula="of:=SUM([Final.$B$2:.$B$50])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PRODUCT([.B2:.B6];[.D2:.D6])" office:value-type="float" office:value="105" calcext:value-type="float">
            <text:p>105</text:p>
          </table:table-cell>
          <table:table-cell table:formula="of:=SUMPRODUCT([.C2:.C6];[.D2:.D6])" office:value-type="float" office:value="100" calcext:value-type="float">
            <text:p>100</text:p>
          </table:table-cell>
          <table:table-cell table:style-name="ce1" table:formula="of:=[.C7]/[.B7]" office:value-type="percentage" office:value="0.952380952380952" calcext:value-type="percentage">
            <text:p>9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2:05:09.240923007</meta:creation-date>
    <dc:date>2016-11-22T12:17:54.482818504</dc:date>
    <meta:editing-duration>PT1M54S</meta:editing-duration>
    <meta:editing-cycles>1</meta:editing-cycles>
    <meta:document-statistic meta:table-count="6" meta:cell-count="83" meta:object-count="0"/>
    <meta:generator>LibreOffice/5.1.4.2$Linux_X86_64 LibreOffice_project/10m0$Build-2</meta:generator>
  </office:meta>
</office:document-meta>
</file>